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0.302in"/>
    </style:style>
    <style:style style:name="co3" style:family="table-column">
      <style:table-column-properties fo:break-before="auto" style:column-width="1.2591in"/>
    </style:style>
    <style:style style:name="co4" style:family="table-column">
      <style:table-column-properties fo:break-before="auto" style:column-width="1.302in"/>
    </style:style>
    <style:style style:name="co5" style:family="table-column">
      <style:table-column-properties fo:break-before="auto" style:column-width="1.5866in"/>
    </style:style>
    <style:style style:name="co6" style:family="table-column">
      <style:table-column-properties fo:break-before="auto" style:column-width="0.4575in"/>
    </style:style>
    <style:style style:name="co7" style:family="table-column">
      <style:table-column-properties fo:break-before="auto" style:column-width="0.8366in"/>
    </style:style>
    <style:style style:name="co8" style:family="table-column">
      <style:table-column-properties fo:break-before="auto" style:column-width="0.698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port</text:p>
          </table:table-cell>
          <table:table-cell table:style-name="ce1" office:value-type="string" calcext:value-type="string">
            <text:p>pin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GP I/O or Function</text:p>
          </table:table-cell>
          <table:table-cell office:value-type="string" calcext:value-type="string">
            <text:p>Direction / Function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Initial Value</text:p>
          </table:table-cell>
          <table:table-cell table:style-name="Default" office:value-type="string" calcext:value-type="string">
            <text:p>PULL-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TECT_R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C-A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_DETECT_L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C-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_RED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OUTPU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_THUMB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C-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I_CS_LC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ET_LCD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OUTPU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I_SIM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CB0SIMO/UCB0SD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I_SOMI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CB0SOMI/UCB0SC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_TX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CA0TXD/UCA0SIM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RX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CA0RXD/UCA0SOM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I_SCK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CB0C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Inpu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Inpu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PU_TX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CA1TXD/UCA1SIM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PU_RX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CA1RXD/UCA1SOM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Inpu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Inpu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Inpu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Inpu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CD_BACKLIGHT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OUTPU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FORWARD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OUTPU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_REVERSE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OUTPU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_FORWARD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OUTPU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_REVERSE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OUTPU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T_WAKEUP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OUTPU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T_FACTORY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OUTPU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T_STA_MINIAP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OUTPU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T_RESET</text:p>
          </table:table-cell>
          <table:table-cell office:value-type="string" calcext:value-type="string">
            <text:p>GP I/O </text:p>
          </table:table-cell>
          <table:table-cell office:value-type="string" calcext:value-type="string">
            <text:p>OUTPU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3:45:34.929000000</meta:creation-date>
    <dc:date>2016-02-05T16:29:29.217000000</dc:date>
    <meta:editing-duration>P2DT1H9M14S</meta:editing-duration>
    <meta:editing-cycles>1</meta:editing-cycles>
    <meta:document-statistic meta:table-count="1" meta:cell-count="258" meta:object-count="0"/>
    <meta:generator>LibreOffice/4.3.4.1$Windows_x86 LibreOffice_project/bc356b2f991740509f321d70e4512a6a54c5f243</meta:generator>
  </office:meta>
</office:document-meta>
</file>